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37d57" officeooo:paragraph-rsid="00137d57"/>
    </style:style>
    <style:style style:name="P2" style:family="paragraph" style:parent-style-name="Standard">
      <style:text-properties officeooo:rsid="00154866" officeooo:paragraph-rsid="00154866"/>
    </style:style>
    <style:style style:name="P3" style:family="paragraph" style:parent-style-name="Standard">
      <style:text-properties officeooo:rsid="00157080" officeooo:paragraph-rsid="00157080"/>
    </style:style>
    <style:style style:name="P4" style:family="paragraph" style:parent-style-name="Standard">
      <style:text-properties officeooo:rsid="0015b93e" officeooo:paragraph-rsid="0015b93e"/>
    </style:style>
    <style:style style:name="P5" style:family="paragraph" style:parent-style-name="Standard">
      <style:text-properties officeooo:rsid="0016f2f0" officeooo:paragraph-rsid="0016f2f0"/>
    </style:style>
    <style:style style:name="P6" style:family="paragraph" style:parent-style-name="Standard">
      <style:text-properties officeooo:rsid="0019374f" officeooo:paragraph-rsid="0019374f"/>
    </style:style>
    <style:style style:name="T1" style:family="text">
      <style:text-properties officeooo:rsid="00157080"/>
    </style:style>
    <style:style style:name="T2" style:family="text">
      <style:text-properties officeooo:rsid="0015b93e"/>
    </style:style>
    <style:style style:name="T3" style:family="text">
      <style:text-properties fo:background-color="#fff200" loext:char-shading-value="0"/>
    </style:style>
    <style:style style:name="T4" style:family="text">
      <style:text-properties officeooo:rsid="0015b93e" fo:background-color="#fff200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‍</text:p>
      <text:p text:style-name="P1">2- text is تخصصی کامپیوتر</text:p>
      <text:p text:style-name="P1">3-<text:span text:style-name="T3"> ایا در ggm فقط کورلیشن اینا مثبته؟ یا چ شکلی این گراف رو ساختیم. ب نظرش میرسه ک اونایی ک هرچیزی غیر صفر بوده پارشال کورلیشن اینجا اومده</text:span></text:p>
      <text:p text:style-name="P1">4- <text:span text:style-name="T3">فاصله‌های بین نودها کوتاهترین فواصل ممکن هستن. </text:span></text:p>
      <text:p text:style-name="P1">5- mutual information ی چیز دیگه است. با درجه راس فرق داره</text:p>
      <text:p text:style-name="P1">6- م<text:span text:style-name="T3">تغیرهای کتگوریکال اصن نیومد</text:span>ه. گردن و hdl مثلا ب خاطر جنسیت میتونه باشه. مثلا درصد چربی مهمتره. اگر در بین متغیرهای پیوسته همه ثابت باشن ولی طول گردن رو تغییر بدیم تغییر میبینیم؟</text:p>
      <text:p text:style-name="P2">7- <text:s/><text:span text:style-name="T1">شکل mutual information منظور از میوچال اینورمیشن اینه ک اگر Xرو آبزرو کنیم چقدر uncertainty <text:s/>درباره Y کم میشه.</text:span></text:p>
      <text:p text:style-name="P3">8- کازالیتی ی<text:span text:style-name="T3">ک suggestionعه فقط. دوطرفه ها ینی چی؟ ینی اگ از روی پرنتها میشه دخترهارو فه</text:span>مید.</text:p>
      <text:p text:style-name="P3">9 – شاخصهای mchc, mcv و اینا لزوما حساب نمیشه. <text:span text:style-name="T3">از فرمول و اینا محاسب</text:span>ه میشه.</text:p>
      <text:p text:style-name="P3">10- فاکتورهای confounding. Neck circum عملا جنسیته. تو مین فارست. و بعدش بیام neck circum <text:s/>رو بر اساس اون یکی(مثلا fat) بکشیم. چیزخاصی رو نشون نمیده.</text:p>
      <text:p text:style-name="P3">یا uac, crea به صورت پروگرسیو نارسایی کلیوی رو نشون میدن. ک یه بخشیش توسط سن توجیه میشه</text:p>
      <text:p text:style-name="P3">11- در مینیمال فارست دیگه hdl مثلا فقط به جنسیت وصله ب بقیه وصل نیست مستقیم.</text:p>
      <text:p text:style-name="P3">12<text:span text:style-name="T3">- این که هر کدوم از تستا چین هم مهمه</text:span></text:p>
      <text:p text:style-name="P3">13- شکل 6. مثلا برای heart disease میبینیم بین افراد مثبت و منفی ک کدوم شاخص از بقیه متفاوته</text:p>
      <text:p text:style-name="P3">14- <text:span text:style-name="T3">تو وی کی ال هیج استقلالی بررسی نمیشه و ستون به ستون الگوریتم ران میشه</text:span></text:p>
      <text:p text:style-name="P3">15- <text:span text:style-name="T2">v</text:span><text:span text:style-name="T4">vkl تاکید رو بزاریم روی ک خوبه</text:span></text:p>
      <text:p text:style-name="P4">چیزایی ک جلوی ترند رو میگیره. بحث <text:span text:style-name="T3">independece</text:span>?</text:p>
      <text:p text:style-name="P4">16- ک<text:span text:style-name="T3">لا تو موییز چ شکلی عوامل کانفوندینگ حذف میش</text:span>ه</text:p>
      <text:p text:style-name="P4">17-elastic net توی موییز نیست</text:p>
      <text:p text:style-name="P4">18- الستیک نت رو توضیح بده. روی کل متغیرهای پیوسته و. در واقع میایم پردیکت کنیم به صورت خطی و در نتیجه colinear هستن.</text:p>
      <text:p text:style-name="P4">19- ی <text:span text:style-name="T3">فالوآپ بر</text:span>یم ک ببینیم ک آیا این at risk ایا واقن درسته یا نه</text:p>
      <text:p text:style-name="P4">20- مثلا پوک<text:span text:style-name="T3">ی استخوان قشنگ خانم‌ها از آقایون جدا میشه چون گسسته نیست در مورد هایپرتنشن</text:span> هم همینه</text:p>
      <text:p text:style-name="P5">21- میگه <text:span text:style-name="T3">ی سری شاخص هارو کلا فیلتر کنیم از اول. با همون vkl مثلا بیایم ببینم کدوما خیلی بیشتر دارن فرق میندازن و فیلتر کنیم بر اساسشون</text:span></text:p>
      <text:p text:style-name="P5">22- ادیتهای ریز در انگلیسی و شهودی کردن برای پزشکا</text:p>
      <text:p text:style-name="P5">23- رو پی دی اف تغییرات رو بده و دیسکاشن رو جدا بنویس</text:p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01:51:59.327236493</meta:creation-date>
    <meta:editing-duration>P1DT1H6M34S</meta:editing-duration>
    <meta:editing-cycles>2</meta:editing-cycles>
    <meta:generator>LibreOffice/6.0.3.2$Linux_X86_64 LibreOffice_project/00m0$Build-2</meta:generator>
    <dc:date>2018-12-26T15:43:44.049484787</dc:date>
    <meta:document-statistic meta:table-count="0" meta:image-count="0" meta:object-count="0" meta:page-count="1" meta:paragraph-count="25" meta:word-count="386" meta:character-count="1920" meta:non-whitespace-character-count="1554"/>
  </office:meta>
</office:document-meta>
</file>